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Lt101" svg:font-family="LMMonoLt10" style:font-pitch="fixed"/>
    <style:font-face style:name="LMMonoLt10" svg:font-family="LMMonoLt10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1cm" svg:stroke-color="#666699" draw:marker-start-width="0.276cm" draw:marker-end-width="0.276cm" draw:fill="none" draw:fill-color="#000000" fo:min-height="9.245cm" fo:padding-top="-0.2cm" fo:padding-bottom="-0.2cm" fo:padding-left="-0.075cm" fo:padding-right="-0.075cm" draw:shadow="hidden" draw:shadow-offset-x="0.203cm" draw:shadow-offset-y="0.20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margin-left="0.66cm" fo:margin-right="0.356cm" fo:margin-top="0cm" fo:margin-bottom="0cm" fo:text-indent="0.051cm"/>
    </style:style>
    <style:style style:name="P4" style:family="paragraph">
      <style:paragraph-properties fo:margin-left="0.66cm" fo:margin-right="0.356cm" fo:margin-top="0cm" fo:margin-bottom="0cm" fo:text-indent="0.051cm"/>
      <style:text-properties style:font-name="LMMonoLt101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LMMonoLt10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71cm" svg:y="7.366cm" presentation:class="title" presentation:user-transformed="true">
          <draw:text-box>
            <text:p>E-Motion Calculational Controller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alculational Controll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1 or more “Real” motor(s)</text:p>
                <text:p>1 or more “Virtual” / “Calc” / “Pseudo” motor(s)</text:p>
                <text:p>+ Configuration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4.574cm" svg:x="1.4cm" svg:y="0.503cm" presentation:class="title" presentation:user-transformed="true">
          <draw:text-box>
            <text:p text:style-name="P2">Available E-Motion <text:line-break/>Calculational <text:s/>Controllers<text:line-break/><text:span text:style-name="T1">(24 sept 2014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lits</text:p>
              </text:list-item>
              <text:list-item>
                <text:p>tab3</text:p>
              </text:list-item>
              <text:list-item>
                <text:p>tabsup</text:p>
              </text:list-item>
              <text:list-item>
                <text:p>trans4</text:p>
              </text:list-item>
              <text:list-item>
                <text:p>spectro_eh1_te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impliest example</text:p>
          </draw:text-box>
        </draw:frame>
        <draw:frame draw:style-name="gr2" draw:text-style-name="P4" draw:layer="layout" svg:width="23.622cm" svg:height="10.508cm" svg:x="2.794cm" svg:y="5.745cm">
          <draw:text-box>
            <text:p text:style-name="P3"><text:span text:style-name="T2"/></text:p>
            <text:p text:style-name="P3"><text:span text:style-name="T2">from emotion import CalcController</text:span></text:p>
            <text:p text:style-name="P3"><text:span text:style-name="T2"/></text:p>
            <text:p text:style-name="P3"><text:span text:style-name="T2">class simpliest(CalcController):</text:span></text:p>
            <text:p text:style-name="P3"><text:span text:style-name="T2"><text:s text:c="4"/></text:span><text:span text:style-name="T2">def __init__(self, *args, **kwargs):</text:span></text:p>
            <text:p text:style-name="P3"><text:span text:style-name="T2"><text:s text:c="8"/></text:span><text:span text:style-name="T2">CalcController.__init__(self, *args, **kwargs)</text:span></text:p>
            <text:p text:style-name="P3"><text:span text:style-name="T2"/></text:p>
            <text:p text:style-name="P3"><text:span text:style-name="T2"><text:s text:c="4"/></text:span><text:span text:style-name="T2">def calc_from_real(self, positions_dict):</text:span></text:p>
            <text:p text:style-name="P3"><text:span text:style-name="T2"><text:s text:c="8"/></text:span><text:span text:style-name="T2">return { "motcalc": positions_dict["motreal"] / 2 }</text:span></text:p>
            <text:p text:style-name="P3"><text:span text:style-name="T2"/></text:p>
            <text:p text:style-name="P3"><text:span text:style-name="T2"><text:s text:c="4"/></text:span><text:span text:style-name="T2">def calc_to_real(self, axis_tag, positions_dict):</text:span></text:p>
            <text:p text:style-name="P3"><text:span text:style-name="T2"><text:s text:c="8"/></text:span><text:span text:style-name="T2">return { "motreal": positions_dict["motcalc"] * 2 }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impliest configuration</text:p>
          </draw:text-box>
        </draw:frame>
        <draw:frame draw:style-name="gr2" draw:text-style-name="P4" draw:layer="layout" svg:width="23.622cm" svg:height="11.347cm" svg:x="2.82cm" svg:y="4.909cm">
          <draw:text-box>
            <text:p text:style-name="P3"><text:span text:style-name="T2"/></text:p>
            <text:p text:style-name="P3"><text:span text:style-name="T2">&lt;config&gt;</text:span></text:p>
            <text:p text:style-name="P3"><text:span text:style-name="T2"><text:s text:c="2"/></text:span><text:span text:style-name="T2">&lt;controller class="mockup"&gt;</text:span></text:p>
            <text:p text:style-name="P3"><text:span text:style-name="T2"><text:s text:c="4"/></text:span><text:span text:style-name="T2">&lt;axis name="mock"&gt;</text:span></text:p>
            <text:p text:style-name="P3"><text:span text:style-name="T2"><text:s text:c="6"/></text:span><text:span text:style-name="T2">&lt;steps_per_unit value="1" /&gt;</text:span></text:p>
            <text:p text:style-name="P3"><text:span text:style-name="T2"><text:s text:c="6"/></text:span><text:span text:style-name="T2">&lt;velocity value="100" /&gt;</text:span></text:p>
            <text:p text:style-name="P3"><text:span text:style-name="T2"><text:s text:c="4"/></text:span><text:span text:style-name="T2">&lt;/axis&gt;</text:span></text:p>
            <text:p text:style-name="P3"><text:span text:style-name="T2"><text:s text:c="2"/></text:span><text:span text:style-name="T2">&lt;/controller&gt;</text:span></text:p>
            <text:p text:style-name="P3"><text:span text:style-name="T2"><text:s text:c="2"/></text:span><text:span text:style-name="T2">&lt;controller class="simpliest"&gt;</text:span></text:p>
            <text:p text:style-name="P3"><text:span text:style-name="T2"><text:s text:c="4"/></text:span><text:span text:style-name="T2">&lt;axis name="mock" tags="real motreal" /&gt;</text:span></text:p>
            <text:p text:style-name="P3"><text:span text:style-name="T2"><text:s text:c="4"/></text:span><text:span text:style-name="T2">&lt;axis name="motcalc" tags="motcalc"&gt; <text:s text:c="3"/>&lt;/axis&gt;</text:span></text:p>
            <text:p text:style-name="P3"><text:span text:style-name="T2"><text:s text:c="2"/></text:span><text:span text:style-name="T2">&lt;/controller&gt;</text:span></text:p>
            <text:p text:style-name="P3"><text:span text:style-name="T2">&lt;/config&gt;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ascaded Calculational motors</text:p>
          </draw:text-box>
        </draw:frame>
        <draw:frame draw:style-name="gr2" draw:text-style-name="P4" draw:layer="layout" svg:width="23.622cm" svg:height="13.025cm" svg:x="2.846cm" svg:y="4.936cm">
          <draw:text-box>
            <text:p text:style-name="P3"><text:span text:style-name="T2"/></text:p>
            <text:p text:style-name="P3"><text:span text:style-name="T2">&lt;config&gt;</text:span></text:p>
            <text:p text:style-name="P3"><text:span text:style-name="T2"><text:s text:c="2"/></text:span><text:span text:style-name="T2">&lt;controller class="mockup"&gt;</text:span></text:p>
            <text:p text:style-name="P3"><text:span text:style-name="T2"><text:s text:c="4"/></text:span><text:span text:style-name="T2">&lt;axis name="mock1" /&gt;</text:span></text:p>
            <text:p text:style-name="P3"><text:span text:style-name="T2"><text:s text:c="2"/></text:span><text:span text:style-name="T2">&lt;/controller&gt;</text:span></text:p>
            <text:p text:style-name="P3"><text:span text:style-name="T2"><text:s text:c="2"/></text:span><text:span text:style-name="T2">&lt;controller class="simpliest"&gt;</text:span></text:p>
            <text:p text:style-name="P3"><text:span text:style-name="T2"><text:s text:c="4"/></text:span><text:span text:style-name="T2">&lt;axis name="mock1" tags="real motr1" /&gt;</text:span></text:p>
            <text:p text:style-name="P3"><text:span text:style-name="T2"><text:s text:c="4"/></text:span><text:span text:style-name="T2">&lt;axis name="motcalc1" tags="motcalc1" /&gt;</text:span></text:p>
            <text:p text:style-name="P3"><text:span text:style-name="T2"><text:s text:c="2"/></text:span><text:span text:style-name="T2">&lt;/controller&gt;</text:span></text:p>
            <text:p text:style-name="P3"><text:span text:style-name="T2"><text:s text:c="2"/></text:span><text:span text:style-name="T2">&lt;controller class="second"&gt;</text:span></text:p>
            <text:p text:style-name="P3"><text:span text:style-name="T2"><text:s text:c="4"/></text:span><text:span text:style-name="T2">&lt;axis name="motcalc1" tags="real motrr1" /&gt;</text:span></text:p>
            <text:p text:style-name="P3"><text:span text:style-name="T2"><text:s text:c="4"/></text:span><text:span text:style-name="T2">&lt;axis name="motcalccalc1" tags="motcalc1"&gt;&lt;/axis&gt;</text:span></text:p>
            <text:p text:style-name="P3"><text:span text:style-name="T2"><text:s text:c="2"/></text:span><text:span text:style-name="T2">&lt;/controller&gt;</text:span></text:p>
            <text:p text:style-name="P3"><text:span text:style-name="T2">&lt;/config&gt;</text:span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Lt101" svg:font-family="LMMonoLt10" style:font-pitch="fixed"/>
    <style:font-face style:name="LMMonoLt10" svg:font-family="LMMonoLt10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4T14:12:29.851638716</meta:creation-date>
    <meta:editing-duration>PT1H36M40S</meta:editing-duration>
    <meta:editing-cycles>12</meta:editing-cycles>
    <dc:date>2014-09-25T09:25:52.684962161</dc:date>
    <meta:generator>LibreOffice/4.2.2.1$Linux_X86_64 LibreOffice_project/3be8cda0bddd8e430d8cda1ebfd581265cca5a0f</meta:generator>
    <meta:document-statistic meta:object-count="44"/>
  </office:meta>
</office:document-meta>
</file>